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Heading_20_4">
      <style:text-properties officeooo:paragraph-rsid="0062408c"/>
    </style:style>
    <style:style style:name="P2" style:family="paragraph" style:parent-style-name="Standard">
      <style:text-properties officeooo:rsid="001beeab" officeooo:paragraph-rsid="001beeab"/>
    </style:style>
    <style:style style:name="P3" style:family="paragraph" style:parent-style-name="Standard">
      <style:text-properties officeooo:rsid="001d7065" officeooo:paragraph-rsid="001d7065"/>
    </style:style>
    <style:style style:name="P4" style:family="paragraph" style:parent-style-name="Standard">
      <style:text-properties officeooo:rsid="001dd860" officeooo:paragraph-rsid="001dd860"/>
    </style:style>
    <style:style style:name="P5" style:family="paragraph" style:parent-style-name="Standard">
      <style:text-properties officeooo:rsid="001dd860" officeooo:paragraph-rsid="0054c2df"/>
    </style:style>
    <style:style style:name="P6" style:family="paragraph" style:parent-style-name="Standard">
      <style:text-properties officeooo:paragraph-rsid="001dd860"/>
    </style:style>
    <style:style style:name="P7" style:family="paragraph" style:parent-style-name="Standard">
      <style:text-properties officeooo:rsid="00495c4b" officeooo:paragraph-rsid="00495c4b"/>
    </style:style>
    <style:style style:name="P8" style:family="paragraph" style:parent-style-name="Standard">
      <style:text-properties officeooo:rsid="00495c4b" officeooo:paragraph-rsid="004d509d"/>
    </style:style>
    <style:style style:name="P9" style:family="paragraph" style:parent-style-name="Standard">
      <style:text-properties officeooo:rsid="001cfe9f" officeooo:paragraph-rsid="001beeab"/>
    </style:style>
    <style:style style:name="P10" style:family="paragraph" style:parent-style-name="Text_20_body">
      <style:text-properties officeooo:rsid="001beeab" officeooo:paragraph-rsid="001beeab"/>
    </style:style>
    <style:style style:name="P11" style:family="paragraph" style:parent-style-name="Text_20_body">
      <style:text-properties officeooo:rsid="001cfe9f" officeooo:paragraph-rsid="001cfe9f"/>
    </style:style>
    <style:style style:name="P12" style:family="paragraph" style:parent-style-name="Text_20_body">
      <style:text-properties officeooo:rsid="001cfe9f" officeooo:paragraph-rsid="0069955e"/>
    </style:style>
    <style:style style:name="P13" style:family="paragraph" style:parent-style-name="Text_20_body">
      <style:text-properties officeooo:rsid="0024c095" officeooo:paragraph-rsid="004a44f5"/>
    </style:style>
    <style:style style:name="P14" style:family="paragraph" style:parent-style-name="Text_20_body">
      <style:text-properties officeooo:rsid="006c218c" officeooo:paragraph-rsid="006c218c"/>
    </style:style>
    <style:style style:name="P15" style:family="paragraph" style:parent-style-name="Text_20_body">
      <style:text-properties officeooo:rsid="006d8f53" officeooo:paragraph-rsid="006d8f53"/>
    </style:style>
    <style:style style:name="P16" style:family="paragraph" style:parent-style-name="Text_20_body">
      <style:text-properties officeooo:rsid="006d8f53" officeooo:paragraph-rsid="006f54a6"/>
    </style:style>
    <style:style style:name="P17" style:family="paragraph" style:parent-style-name="Text_20_body">
      <style:text-properties officeooo:rsid="006e2f3a" officeooo:paragraph-rsid="006e2f3a"/>
    </style:style>
    <style:style style:name="P18" style:family="paragraph">
      <loext:graphic-properties draw:fill-color="#ffffff"/>
    </style:style>
    <style:style style:name="P19" style:family="paragraph">
      <loext:graphic-properties draw:fill="none" draw:fill-color="#ffffff"/>
    </style:style>
    <style:style style:name="T1" style:family="text">
      <style:text-properties officeooo:rsid="001cfe9f"/>
    </style:style>
    <style:style style:name="T2" style:family="text">
      <style:text-properties style:font-name="Liberation Sans" fo:font-size="16.1000003814697pt" fo:font-weight="bold" style:font-name-asian="Microsoft YaHei" style:font-size-asian="16.1000003814697pt" style:font-weight-asian="bold" style:font-name-complex="Arial" style:font-size-complex="16.1000003814697pt" style:font-weight-complex="bold"/>
    </style:style>
    <style:style style:name="T3" style:family="text">
      <style:text-properties style:font-name="Liberation Sans" fo:font-size="16.1000003814697pt" fo:font-style="normal" fo:font-weight="bold" officeooo:rsid="00505bee" style:font-name-asian="Microsoft YaHei" style:font-size-asian="16.1000003814697pt" style:font-style-asian="normal" style:font-weight-asian="bold" style:font-name-complex="Arial" style:font-size-complex="16.1000003814697pt" style:font-style-complex="normal" style:font-weight-complex="bold"/>
    </style:style>
    <style:style style:name="T4" style:family="text">
      <style:text-properties style:font-name="Liberation Sans" fo:font-size="19pt" fo:font-style="normal" style:text-underline-style="none" fo:font-weight="bold" officeooo:rsid="005621ba" style:font-name-asian="Microsoft YaHei" style:font-size-asian="19pt" style:font-style-asian="normal" style:font-weight-asian="bold" style:font-name-complex="Arial" style:font-size-complex="19pt" style:font-style-complex="normal" style:font-weight-complex="bold"/>
    </style:style>
    <style:style style:name="T5" style:family="text">
      <style:text-properties officeooo:rsid="001eca36"/>
    </style:style>
    <style:style style:name="T6" style:family="text">
      <style:text-properties officeooo:rsid="002030c3"/>
    </style:style>
    <style:style style:name="T7" style:family="text">
      <style:text-properties officeooo:rsid="00209801"/>
    </style:style>
    <style:style style:name="T8" style:family="text">
      <style:text-properties officeooo:rsid="0022f0c2"/>
    </style:style>
    <style:style style:name="T9" style:family="text">
      <style:text-properties officeooo:rsid="0026e4bb"/>
    </style:style>
    <style:style style:name="T10" style:family="text">
      <style:text-properties officeooo:rsid="00288c4e"/>
    </style:style>
    <style:style style:name="T11" style:family="text">
      <style:text-properties officeooo:rsid="002bdb7e"/>
    </style:style>
    <style:style style:name="T12" style:family="text">
      <style:text-properties officeooo:rsid="002df15e"/>
    </style:style>
    <style:style style:name="T13" style:family="text">
      <style:text-properties officeooo:rsid="002e54be"/>
    </style:style>
    <style:style style:name="T14" style:family="text">
      <style:text-properties officeooo:rsid="0036b78c"/>
    </style:style>
    <style:style style:name="T15" style:family="text">
      <style:text-properties officeooo:rsid="00384eb7"/>
    </style:style>
    <style:style style:name="T16" style:family="text">
      <style:text-properties officeooo:rsid="0039828d"/>
    </style:style>
    <style:style style:name="T17" style:family="text">
      <style:text-properties officeooo:rsid="003b1f34"/>
    </style:style>
    <style:style style:name="T18" style:family="text">
      <style:text-properties officeooo:rsid="003de70e"/>
    </style:style>
    <style:style style:name="T19" style:family="text">
      <style:text-properties officeooo:rsid="003f7527"/>
    </style:style>
    <style:style style:name="T20" style:family="text">
      <style:text-properties officeooo:rsid="00417106"/>
    </style:style>
    <style:style style:name="T21" style:family="text">
      <style:text-properties officeooo:rsid="00465e2a"/>
    </style:style>
    <style:style style:name="T22" style:family="text">
      <style:text-properties officeooo:rsid="0046879d"/>
    </style:style>
    <style:style style:name="T23" style:family="text">
      <style:text-properties officeooo:rsid="004a44f5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505bee" style:font-weight-asian="bold" style:font-weight-complex="bold"/>
    </style:style>
    <style:style style:name="T26" style:family="text">
      <style:text-properties fo:font-weight="bold" officeooo:rsid="0050e3f6" style:font-weight-asian="bold" style:font-weight-complex="bold"/>
    </style:style>
    <style:style style:name="T27" style:family="text">
      <style:text-properties officeooo:rsid="004d509d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4d509d" style:font-style-asian="italic" style:font-style-complex="italic"/>
    </style:style>
    <style:style style:name="T30" style:family="text">
      <style:text-properties fo:font-style="italic" officeooo:rsid="0050e3f6" style:font-style-asian="italic" style:font-style-complex="italic"/>
    </style:style>
    <style:style style:name="T31" style:family="text">
      <style:text-properties fo:font-style="italic" officeooo:rsid="0052e0b4" style:font-style-asian="italic" style:font-style-complex="italic"/>
    </style:style>
    <style:style style:name="T32" style:family="text">
      <style:text-properties fo:font-style="italic" officeooo:rsid="0054c2df" style:font-style-asian="italic" style:font-style-complex="italic"/>
    </style:style>
    <style:style style:name="T33" style:family="text">
      <style:text-properties fo:font-style="italic" officeooo:rsid="001dd860" style:font-style-asian="italic" style:font-style-complex="italic"/>
    </style:style>
    <style:style style:name="T34" style:family="text">
      <style:text-properties fo:font-style="italic" fo:font-weight="normal" officeooo:rsid="0050e3f6" style:font-style-asian="italic" style:font-weight-asian="normal" style:font-style-complex="italic" style:font-weight-complex="normal"/>
    </style:style>
    <style:style style:name="T35" style:family="text">
      <style:text-properties fo:font-style="normal" officeooo:rsid="004d509d" style:font-style-asian="normal" style:font-style-complex="normal"/>
    </style:style>
    <style:style style:name="T36" style:family="text">
      <style:text-properties fo:font-style="normal" officeooo:rsid="0050e3f6" style:font-style-asian="normal" style:font-style-complex="normal"/>
    </style:style>
    <style:style style:name="T37" style:family="text">
      <style:text-properties fo:font-style="normal" officeooo:rsid="00541aeb" style:font-style-asian="normal" style:font-style-complex="normal"/>
    </style:style>
    <style:style style:name="T38" style:family="text">
      <style:text-properties fo:font-style="normal" officeooo:rsid="0054c2df" style:font-style-asian="normal" style:font-style-complex="normal"/>
    </style:style>
    <style:style style:name="T39" style:family="text">
      <style:text-properties fo:font-style="normal" officeooo:rsid="005b53db" style:font-style-asian="normal" style:font-style-complex="normal"/>
    </style:style>
    <style:style style:name="T40" style:family="text">
      <style:text-properties fo:font-style="normal" officeooo:rsid="005bb6a7" style:font-style-asian="normal" style:font-style-complex="normal"/>
    </style:style>
    <style:style style:name="T41" style:family="text">
      <style:text-properties fo:font-style="normal" officeooo:rsid="006f54a6" style:font-style-asian="normal" style:font-style-complex="normal"/>
    </style:style>
    <style:style style:name="T42" style:family="text">
      <style:text-properties fo:font-style="normal" fo:font-weight="bold" officeooo:rsid="00505bee" style:font-style-asian="normal" style:font-weight-asian="bold" style:font-style-complex="normal" style:font-weight-complex="bold"/>
    </style:style>
    <style:style style:name="T43" style:family="text">
      <style:text-properties officeooo:rsid="004da9b3"/>
    </style:style>
    <style:style style:name="T44" style:family="text">
      <style:text-properties officeooo:rsid="004e7761"/>
    </style:style>
    <style:style style:name="T45" style:family="text">
      <style:text-properties officeooo:rsid="00505bee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officeooo:rsid="0054c2df"/>
    </style:style>
    <style:style style:name="T48" style:family="text">
      <style:text-properties officeooo:rsid="005825e0"/>
    </style:style>
    <style:style style:name="T49" style:family="text">
      <style:text-properties officeooo:rsid="00588b39"/>
    </style:style>
    <style:style style:name="T50" style:family="text">
      <style:text-properties officeooo:rsid="0058a2cd"/>
    </style:style>
    <style:style style:name="T51" style:family="text">
      <style:text-properties fo:font-size="15pt" officeooo:rsid="005825e0" style:font-size-asian="15pt" style:font-size-complex="15pt"/>
    </style:style>
    <style:style style:name="T52" style:family="text">
      <style:text-properties officeooo:rsid="001dd860"/>
    </style:style>
    <style:style style:name="T53" style:family="text">
      <style:text-properties fo:font-size="19pt" style:font-size-asian="19pt" style:font-size-complex="19pt"/>
    </style:style>
    <style:style style:name="T54" style:family="text">
      <style:text-properties officeooo:rsid="0064414c"/>
    </style:style>
    <style:style style:name="T55" style:family="text">
      <style:text-properties fo:font-size="28pt" fo:font-weight="normal" style:font-size-asian="28pt" style:font-weight-asian="normal" style:font-size-complex="28pt" style:font-weight-complex="normal"/>
    </style:style>
    <style:style style:name="T56" style:family="text">
      <style:text-properties fo:font-size="24pt" fo:font-weight="normal" style:font-size-asian="24pt" style:font-weight-asian="normal" style:font-size-complex="24pt" style:font-weight-complex="normal"/>
    </style:style>
    <style:style style:name="T57" style:family="text">
      <style:text-properties officeooo:rsid="006f54a6"/>
    </style:style>
    <style:style style:name="gr1" style:family="graphic">
      <style:graphic-properties draw:fill-color="#ffffff" draw:textarea-horizontal-align="justify" draw:textarea-vertical-align="middle" draw:auto-grow-height="false" fo:min-height="0.2346in" fo:min-width="2.257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190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fill-color="#ffffff" draw:textarea-horizontal-align="justify" draw:textarea-vertical-align="middle" draw:auto-grow-height="false" fo:min-height="3.198in" fo:min-width="3.42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ffffff" draw:textarea-horizontal-align="justify" draw:textarea-vertical-align="middle" draw:auto-grow-height="false" fo:min-height="1.7063in" fo:min-width="3.127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arrot Capers</text:p>
      <text:p text:style-name="P2"/>
      <text:h text:style-name="P1" text:outline-level="4">It’s <text:span text:style-name="T50">Carrot</text:span>con 2<text:span text:style-name="T50">023</text:span>. You are going to undertake the greatest heist the world has ever seen. <text:span text:style-name="T49">Just T</text:span>wo Things – </text:h>
      <text:h text:style-name="Heading_20_4" text:outline-level="4">One: You have a complex plan that requires precise timing.</text:h>
      <text:h text:style-name="Heading_20_4" text:outline-level="4">Two: You are a GODDAMN <text:span text:style-name="T51">CUTE</text:span><text:span text:style-name="T48"> </text:span><text:span text:style-name="T4">BUNNY RABBIT</text:span><text:span text:style-name="T53">.</text:span></text:h>
      <text:p text:style-name="Horizontal_20_Line"/>
      <text:h text:style-name="Heading_20_1" text:outline-level="1"><text:span text:style-name="T43">1. </text:span>Character Creation</text:h>
      <text:p text:style-name="P2"/>
      <text:p text:style-name="P12">Name your rabbit, if you want. You’re not a talking rabbit, per se, but you can sort of mangle human speech through your <text:span text:style-name="T54">little </text:span>rabbit mouth, maybe? (You can talk to each other, though.)</text:p>
      <text:p text:style-name="P2"/>
      <text:p text:style-name="P2">Roll <text:span text:style-name="T37">2D6 and 1D8</text:span> to determine your Descriptor, your Role, and your Rabbit Type.</text:p>
      <text:p text:style-name="P9"/>
      <text:h text:style-name="Heading_20_3" text:outline-level="3">Descriptor</text:h>
      <text:p text:style-name="P10">1. <text:span text:style-name="T1">Rookie</text:span></text:p>
      <text:p text:style-name="P10">2. <text:span text:style-name="T1">Washed-Up</text:span></text:p>
      <text:p text:style-name="P10">3. <text:span text:style-name="T1">Retired</text:span></text:p>
      <text:p text:style-name="P10">4. <text:span text:style-name="T1">Unhinged</text:span></text:p>
      <text:p text:style-name="P10">5. <text:span text:style-name="T1">Slick</text:span></text:p>
      <text:p text:style-name="P10">6. <text:span text:style-name="T1">Incompetent</text:span></text:p>
      <text:h text:style-name="Heading_20_3" text:outline-level="3">Role</text:h>
      <text:p text:style-name="P11">1. <text:span text:style-name="T5">Muscle</text:span></text:p>
      <text:p text:style-name="P11">2. <text:span text:style-name="T5">Brains</text:span></text:p>
      <text:p text:style-name="P11">3. <text:span text:style-name="T5">Driver</text:span></text:p>
      <text:p text:style-name="P11">4. <text:span text:style-name="T5">Hacker</text:span></text:p>
      <text:p text:style-name="P11">5. <text:span text:style-name="T5">Thief</text:span></text:p>
      <text:p text:style-name="P11">6. <text:span text:style-name="T5">Face</text:span></text:p>
      <text:h text:style-name="Heading_20_3" text:outline-level="3"><text:soft-page-break/>Rabbit Type / Skill</text:h>
      <text:p text:style-name="P11">1. <text:span text:style-name="T9">French </text:span><text:span text:style-name="T6">Angora (</text:span><text:span text:style-name="T17">Arts and crafts</text:span><text:span text:style-name="T6">)</text:span></text:p>
      <text:p text:style-name="P11">2. <text:span text:style-name="T9">Giant Chinchilla (Economics)</text:span></text:p>
      <text:p text:style-name="P11">3. <text:span text:style-name="T10">Holland </text:span><text:span text:style-name="T6">Lop (</text:span><text:span text:style-name="T16">Surveillance</text:span><text:span text:style-name="T6">)</text:span></text:p>
      <text:p text:style-name="P11">4. <text:span text:style-name="T6">Flemish Giant</text:span><text:span text:style-name="T8"> </text:span><text:span text:style-name="T6">(</text:span><text:span text:style-name="T23">Big boy</text:span><text:span text:style-name="T6">)</text:span></text:p>
      <text:p text:style-name="P11">5. <text:span text:style-name="T13">Cinnamon</text:span><text:span text:style-name="T6"> (</text:span><text:span text:style-name="T13">Cooking</text:span><text:span text:style-name="T6">)</text:span></text:p>
      <text:p text:style-name="P11">6. <text:span text:style-name="T8">Belgian Hare (</text:span><text:span text:style-name="T12">Explosives</text:span><text:span text:style-name="T8">)</text:span></text:p>
      <text:p text:style-name="P13">7. Blanc de Hotot (Eyeliner and disguises)</text:p>
      <text:p text:style-name="P13"><text:span text:style-name="T10">8. </text:span><text:span text:style-name="T11">Mini Rex (</text:span><text:span text:style-name="T15">Hiding</text:span><text:span text:style-name="T11">)</text:span></text:p>
      <text:h text:style-name="Heading_20_3" text:outline-level="3">Bonus <text:span text:style-name="T2">Accessory</text:span> Table</text:h>
      <text:p text:style-name="P3">If you want your rabbit to wear an awesome accessory (1d8)</text:p>
      <text:p text:style-name="P3"/>
      <text:p text:style-name="P4">1. <text:span text:style-name="T7">Bow Tie</text:span></text:p>
      <text:p text:style-name="P4">2. <text:span text:style-name="T7">Top </text:span><text:span text:style-name="T14">Hat</text:span></text:p>
      <text:p text:style-name="P4">3. <text:span text:style-name="T18">Crown</text:span></text:p>
      <text:p text:style-name="P4">4. <text:span text:style-name="T19">Cowboy Hat</text:span></text:p>
      <text:p text:style-name="P4">5. <text:span text:style-name="T21">Vest</text:span></text:p>
      <text:p text:style-name="P4">6. <text:span text:style-name="T22">Bandana</text:span></text:p>
      <text:p text:style-name="P4">7. <text:span text:style-name="T22">Fez</text:span></text:p>
      <text:p text:style-name="P4">8. <text:span text:style-name="T20">Roll Twice</text:span></text:p>
      <text:h text:style-name="Heading_20_1" text:outline-level="1"><text:span text:style-name="T43">2. </text:span>Stats</text:h>
      <text:p text:style-name="P7">You have two stats. Each starts with 3 points.</text:p>
      <text:p text:style-name="P8"><text:span text:style-name="T42">RABBIT</text:span>: <text:span text:style-name="T27">Use to </text:span><text:span text:style-name="T29">run, jump, eat vegetables, </text:span><text:span text:style-name="T35">and generally do rabbit stuff.</text:span></text:p>
      <text:p text:style-name="P8"><text:span text:style-name="T25">CRIMINAL</text:span>: Use to do anything not directly related to <text:span text:style-name="T29">being a rabbit.</text:span></text:p>
      <text:p text:style-name="P8"><text:span text:style-name="T29"/></text:p>
      <text:h text:style-name="Heading_20_2" text:outline-level="2"><text:span text:style-name="T27">3. </text:span>Actions</text:h>
      <text:p text:style-name="Text_20_body">When you act, and the outcome is in doubt, roll a D6. If it’s equal to or under the relevant stat, you <text:span text:style-name="T44">s</text:span>ucceed. If it’s over the stat, you fail. If you’re using your <text:span text:style-name="T39">rabbit </text:span><text:span text:style-name="T40">type </text:span>special-skill or doing something related to your role, roll 2 D6 and pick the lowest.</text:p>
      <text:h text:style-name="Heading_20_2" text:outline-level="2">4. <text:span text:style-name="T45">Ch</text:span>anging <text:span text:style-name="T3">S</text:span>tates</text:h>
      <text:p text:style-name="P6"><text:span text:style-name="T42">FRUSTRATION:</text:span><text:span text:style-name="T52"> When the plan fails and you run into difficulty, move one point from </text:span><text:span text:style-name="T33">Criminal</text:span><text:span text:style-name="T52"> into </text:span><text:span text:style-name="T34">Rabbit</text:span><text:span text:style-name="T52">.</text:span></text:p>
      <text:p text:style-name="P4"><text:span text:style-name="T26">GREED:</text:span> When the plan goes off without a hitch, move one point from <text:span text:style-name="T30">Rabbit</text:span> into <text:span text:style-name="T28">Criminal</text:span>.</text:p>
      <text:p text:style-name="P4"/>
      <text:p text:style-name="P4">You can voluntarily move one point from <text:span text:style-name="T31">Rabbit</text:span> to <text:span text:style-name="T28">Criminal </text:span>by doing a flashback scene in which you and the other <text:span text:style-name="T36">rabbits</text:span> plan out the heist over coffee and cigarettes in the back room of a seedy bar.</text:p>
      <text:p text:style-name="P4"><text:soft-page-break/></text:p>
      <text:p text:style-name="P4">You can voluntarily move one point of <text:span text:style-name="T28">Criminal</text:span> into <text:span text:style-name="T31">Rabbit </text:span>by eating a load of <text:span text:style-name="T36">carrots</text:span>.</text:p>
      <text:p text:style-name="P4"/>
      <text:p text:style-name="P4"/>
      <text:h text:style-name="Heading_20_2" text:outline-level="2">5. <text:span text:style-name="T47">T</text:span>he <text:span text:style-name="T47">E</text:span>nd</text:h>
      <text:p text:style-name="P5">If your<text:span text:style-name="T28"> </text:span><text:span text:style-name="T32">Criminal</text:span><text:span text:style-name="T28"> </text:span>stat ever reaches 6, you are lured into a life of crime and betray the party.</text:p>
      <text:p text:style-name="P5">If your<text:span text:style-name="T28"> </text:span><text:span text:style-name="T32">Rabbit</text:span><text:span text:style-name="T28"> </text:span>stat ever reaches 6, you flip out <text:span text:style-name="T38">rabbit</text:span>-style and lose it. Presumably to be picked up by animal control in half an hour or so.</text:p>
      <text:p text:style-name="P5"/>
      <text:p text:style-name="Horizontal_20_Line"/>
      <text:p text:style-name="Text_20_body"/>
      <text:h text:style-name="Heading_20_2" text:outline-level="2">Character Sheet</text:h>
      <text:p text:style-name="P14"/>
      <text:p text:style-name="P14"><draw:custom-shape text:anchor-type="paragraph" draw:z-index="0" draw:name="Shape 1" draw:style-name="gr1" draw:text-style-name="P18" svg:width="2.2571in" svg:height="0.235in" svg:x="0.5492in" svg:y="-0.0008in"><text:p/><draw:enhanced-geometry svg:viewBox="0 0 21600 21600" draw:type="rectangle" draw:enhanced-path="M 0 0 L 21600 0 21600 21600 0 21600 0 0 Z N"/></draw:custom-shape><draw:frame text:anchor-type="paragraph" draw:z-index="4" draw:name="Text Frame 1" draw:style-name="gr2" draw:text-style-name="P19" svg:width="2.8567in" svg:height="0.1925in" svg:x="3.4756in" svg:y="-0.0016in"><draw:text-box><text:p>Drawing of Rabbit</text:p></draw:text-box></draw:frame>Name: </text:p>
      <text:p text:style-name="P15"><draw:custom-shape text:anchor-type="paragraph" draw:z-index="1" draw:name="Shape 2" draw:style-name="gr1" draw:text-style-name="P18" svg:width="2.2571in" svg:height="0.235in" svg:x="0.9661in" svg:y="-0.0055in"><text:p/><draw:enhanced-geometry svg:viewBox="0 0 21600 21600" draw:type="rectangle" draw:enhanced-path="M 0 0 L 21600 0 21600 21600 0 21600 0 0 Z N"/></draw:custom-shape><draw:custom-shape text:anchor-type="paragraph" draw:z-index="3" draw:name="Shape 4" draw:style-name="gr3" draw:text-style-name="P18" svg:width="3.4295in" svg:height="3.198in" svg:x="3.4673in" svg:y="-0.0827in"><text:p/><draw:enhanced-geometry svg:viewBox="0 0 21600 21600" draw:type="rectangle" draw:enhanced-path="M 0 0 L 21600 0 21600 21600 0 21600 0 0 Z N"/></draw:custom-shape>Rabbit Type:</text:p>
      <text:p text:style-name="P16"><draw:custom-shape text:anchor-type="paragraph" draw:z-index="5" draw:name="Shape 5" draw:style-name="gr1" draw:text-style-name="P18" svg:width="2.2571in" svg:height="0.235in" svg:x="0.9571in" svg:y="-0.002in"><text:p/><draw:enhanced-geometry svg:viewBox="0 0 21600 21600" draw:type="rectangle" draw:enhanced-path="M 0 0 L 21600 0 21600 21600 0 21600 0 0 Z N"/></draw:custom-shape>Rabbit <text:span text:style-name="T41">Skill</text:span>:</text:p>
      <text:p text:style-name="P17">RABBIT <text:s/><text:span text:style-name="T56">◌ ◌ ◌ ◌ ◌ ◌</text:span> <text:s text:c="2"/>CRIMINAL</text:p>
      <text:p text:style-name="P15">Accessories and Items:</text:p>
      <text:p text:style-name="P14"><draw:custom-shape text:anchor-type="paragraph" draw:z-index="2" draw:name="Shape 3" draw:style-name="gr4" draw:text-style-name="P18" svg:width="3.1276in" svg:height="1.7067in" svg:x="0.0189in" svg:y="-0.0634in"><text:p/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tyle="normal" officeooo:rsid="004e7761" style:font-style-asian="normal" style:font-style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10T21:38:35.285000000</meta:creation-date>
    <dc:date>2023-04-10T22:29:22.737000000</dc:date>
    <meta:editing-duration>PT50M12S</meta:editing-duration>
    <meta:editing-cycles>76</meta:editing-cycles>
    <meta:generator>LibreOffice/7.2.0.4$Windows_X86_64 LibreOffice_project/9a9c6381e3f7a62afc1329bd359cc48accb6435b</meta:generator>
    <meta:document-statistic meta:table-count="0" meta:image-count="0" meta:object-count="0" meta:page-count="3" meta:paragraph-count="60" meta:word-count="437" meta:character-count="2349" meta:non-whitespace-character-count="1966"/>
  </office:meta>
</office:document-meta>
</file>